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70c" officeooo:paragraph-rsid="0007a70c"/>
    </style:style>
    <style:style style:name="P2" style:family="paragraph" style:parent-style-name="Standard">
      <style:text-properties officeooo:rsid="0009903b" officeooo:paragraph-rsid="0009903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dd16" officeooo:paragraph-rsid="000ddd1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8430" officeooo:paragraph-rsid="0010843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253d9" officeooo:paragraph-rsid="001253d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20b2b" officeooo:paragraph-rsid="00120b2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700ec" officeooo:paragraph-rsid="001700ec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b8b46" officeooo:paragraph-rsid="001b8b46" style:font-weight-asian="bold" style:font-weight-complex="bold"/>
    </style:style>
    <style:style style:name="P9" style:family="paragraph" style:parent-style-name="Standard">
      <style:text-properties fo:font-style="italic" officeooo:rsid="0009903b" officeooo:paragraph-rsid="0009903b" style:font-style-asian="italic" style:font-style-complex="italic"/>
    </style:style>
    <style:style style:name="P10" style:family="paragraph" style:parent-style-name="Standard">
      <style:text-properties fo:font-style="italic" officeooo:rsid="001a0cab" officeooo:paragraph-rsid="001a0cab" style:font-style-asian="italic" style:font-style-complex="italic"/>
    </style:style>
    <style:style style:name="P11" style:family="paragraph" style:parent-style-name="Standard">
      <style:text-properties fo:font-style="italic" fo:font-weight="bold" officeooo:rsid="0009903b" officeooo:paragraph-rsid="0009903b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officeooo:rsid="001a0cab" officeooo:paragraph-rsid="001a0cab" style:font-style-asian="italic" style:font-style-complex="italic"/>
    </style:style>
    <style:style style:name="P13" style:family="paragraph" style:parent-style-name="Standard">
      <style:text-properties fo:font-style="italic" officeooo:rsid="001e948b" officeooo:paragraph-rsid="001e948b" style:font-style-asian="italic" style:font-style-complex="italic"/>
    </style:style>
    <style:style style:name="P14" style:family="paragraph" style:parent-style-name="Standard">
      <style:text-properties fo:font-style="normal" officeooo:rsid="001e948b" officeooo:paragraph-rsid="001e948b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ddd16" officeooo:paragraph-rsid="000ddd1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f327c" officeooo:paragraph-rsid="001f327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0ddd16" officeooo:paragraph-rsid="000ddd1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b55d" style:font-style-asian="italic" style:font-style-complex="italic"/>
    </style:style>
    <style:style style:name="T3" style:family="text">
      <style:text-properties officeooo:rsid="001a0cab"/>
    </style:style>
    <style:style style:name="T4" style:family="text">
      <style:text-properties officeooo:rsid="001cc36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c36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FTAR ISI</text:p>
      <text:p text:style-name="P4"/>
      <text:p text:style-name="P4"/>
      <text:p text:style-name="P4"/>
      <text:p text:style-name="P5">KATA PENGANTAR</text:p>
      <text:p text:style-name="P5">DAFTAR ISI</text:p>
      <text:p text:style-name="P5"/>
      <text:p text:style-name="P5">INSTALASI SERVER</text:p>
      <text:p text:style-name="P5">INSTALASI KLIENT</text:p>
      <text:p text:style-name="P6">Manajemen Database</text:p>
      <text:p text:style-name="P6">Backup</text:p>
      <text:p text:style-name="P6">Backup otomatis</text:p>
      <text:p text:style-name="P6"/>
      <text:p text:style-name="P7">Khanza Lite</text:p>
      <text:p text:style-name="P7">E-Pasien</text:p>
      <text:p text:style-name="P7"/>
      <text:p text:style-name="P8">Mobile JKN Antrian Online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MANAJEMEN DATABASE </text:p>
      <text:p text:style-name="P15"/>
      <text:p text:style-name="P15"/>
      <text:p text:style-name="P17"><text:span text:style-name="T5">Autobackup Database MariaDB di FreeBSD</text:span></text:p>
      <text:p text:style-name="P1"/>
      <text:p text:style-name="P1">Lakukan ssh ke server Freebsd</text:p>
      <text:p text:style-name="P1">ssh <text:a xlink:type="simple" xlink:href="mailto:root@alamat_ip" text:style-name="Internet_20_link" text:visited-style-name="Visited_20_Internet_20_Link">root@alamat_ip</text:a></text:p>
      <text:p text:style-name="P1"/>
      <text:p text:style-name="P1">masukan passwordnya</text:p>
      <text:p text:style-name="P1"/>
      <text:p text:style-name="P2">buat file backup di /<text:span text:style-name="T1">usr/</text:span><text:span text:style-name="T2">local/</text:span><text:span text:style-name="T1">bin</text:span></text:p>
      <text:p text:style-name="P2"><text:span text:style-name="T1">nano /usr/</text:span><text:span text:style-name="T2">local/</text:span><text:span text:style-name="T1">bin/backup</text:span></text:p>
      <text:p text:style-name="P9"/>
      <text:p text:style-name="P9">#!/bin/sh</text:p>
      <text:p text:style-name="P9">mysqldump -u<text:span text:style-name="T6">user</text:span> -p<text:span text:style-name="T4">password </text:span>sik | gzip &gt; /<text:span text:style-name="T4">path_to_backup_folder</text:span>/sik0_`date '+%m-%d-%Y-%H.%M.%S'`.sql.gz</text:p>
      <text:p text:style-name="P9"/>
      <text:p text:style-name="P14">Keterangan:</text:p>
      <text:p text:style-name="P13">user: user MariaDB </text:p>
      <text:p text:style-name="P13">password: password MariaDB</text:p>
      <text:p text:style-name="P13">path_to_backup_folder: path ke folder backup</text:p>
      <text:p text:style-name="P10"/>
      <text:p text:style-name="P10">Lakukan chmod supaya file backup jadi executable</text:p>
      <text:p text:style-name="P2"><text:span text:style-name="T1">chmod a+x /usr/</text:span><text:span text:style-name="T2">local/</text:span><text:span text:style-name="T1">bin/backup</text:span></text:p>
      <text:p text:style-name="P9"/>
      <text:p text:style-name="P11"/>
      <text:p text:style-name="P11"><text:span text:style-name="T3">Edit isi </text:span>/etc/crontab</text:p>
      <text:p text:style-name="P10">nano /etc/crontab</text:p>
      <text:p text:style-name="P9"/>
      <text:p text:style-name="P10">Tambahkan dibaris paling bawah. Script ini membackup database setiap 1 jam sekali</text:p>
      <text:p text:style-name="P10"/>
      <text:p text:style-name="P2"><text:span text:style-name="T1">0 0-23 <text:s text:c="9"/>* <text:s text:c="6"/>* <text:s text:c="6"/>* <text:s text:c="6"/>root <text:s/>/usr/</text:span><text:span text:style-name="T2">local/</text:span><text:span text:style-name="T1">bin/backup</text:span></text:p>
      <text:p text:style-name="P9">service cron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9299in" fo:page-height="9.84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7:00:33.665477959</meta:creation-date>
    <meta:generator>LibreOffice/6.1.5.2$Linux_X86_64 LibreOffice_project/10$Build-2</meta:generator>
    <dc:date>2020-06-08T06:06:45.899329323</dc:date>
    <meta:editing-duration>PT5H5S</meta:editing-duration>
    <meta:editing-cycles>20</meta:editing-cycles>
    <meta:document-statistic meta:table-count="0" meta:image-count="0" meta:object-count="0" meta:page-count="2" meta:paragraph-count="31" meta:word-count="104" meta:character-count="829" meta:non-whitespace-character-count="726"/>
  </office:meta>
</office:document-meta>
</file>